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84.75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04"/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H83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default-cell-style-name="ce255"/>
        <table:table-column table:style-name="co36" table:default-cell-style-name="ce255"/>
        <table:table-column table:style-name="co2" table:default-cell-style-name="ce255"/>
        <table:table-column table:style-name="co2" table:number-columns-repeated="2" table:default-cell-style-name="Default"/>
        <table:table-column table:style-name="co36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7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7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office:value-type="string" calcext:value-type="string">
            <text:p>Benjis</text:p>
          </table:table-cell>
          <table:table-cell table:style-name="ce258" table:formula="of:=[.C5]+[.C41]+[.C49]+[.C64]+[.C69]+[.C56]" office:value-type="currency" office:currency="ARS" office:value="27491.02" calcext:value-type="currency">
            <text:p>$27.491,0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office:value-type="string" calcext:value-type="string">
            <text:p>Charles</text:p>
          </table:table-cell>
          <table:table-cell table:style-name="ce258" table:formula="of:=+[.C3]+[.C6]+[.C19]+[.C21]+[.C25]+[.C29]+[.C34]+[.C42]+[.C46]+[.C50]+[.C47]+[.C55]+[.C63]+[.C73]" office:value-type="currency" office:currency="ARS" office:value="30457.09" calcext:value-type="currency">
            <text:p>$30.457,09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office:value-type="string" calcext:value-type="string">
            <text:p>Erwin</text:p>
          </table:table-cell>
          <table:table-cell table:style-name="ce258" table:formula="of:=+[.C4]+[.C7]+[.C22]+[.C26]+[.C30]+[.C35]+[.C38]+[.C51]+[.C59]+[.C65]+[.C70]" office:value-type="currency" office:currency="ARS" office:value="29601.36" calcext:value-type="currency">
            <text:p>$29.601,36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 table:number-columns-repeated="2"/>
          <table:table-cell table:style-name="ce257" table:formula="of:=SUM([.H6:.H8])" office:value-type="currency" office:currency="ARS" office:value="87549.47" calcext:value-type="currency">
            <text:p>$87.549,47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 table:number-columns-repeated="7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 table:number-columns-repeated="7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 table:number-columns-repeated="3"/>
          <table:table-cell table:style-name="ce258"/>
          <table:table-cell table:number-columns-repeated="3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 table:number-columns-repeated="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 table:number-columns-repeated="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 table:number-columns-repeated="7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7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7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3"/>
          <table:table-cell table:style-name="ce258" table:formula="of:=+[.C80]-[.H9]" office:value-type="currency" office:currency="ARS" office:value="0" calcext:value-type="currency">
            <text:p>$0,00</text:p>
          </table:table-cell>
          <table:table-cell table:number-columns-repeated="3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7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7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7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7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7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4]+[.C75]-[.D75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5]+[.C76]-[.D76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7]+[.C78]-[.D78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ce139"/>
          <table:table-cell table:number-columns-repeated="3"/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74])" office:value-type="currency" office:currency="ARS" office:value="87549.47" calcext:value-type="currency">
            <text:p>$87.549,47</text:p>
          </table:table-cell>
          <table:table-cell table:style-name="ce257" table:formula="of:=SUM([.D3:.D74])" office:value-type="currency" office:currency="ARS" office:value="87549.47" calcext:value-type="currency">
            <text:p>$87.549,47</text:p>
          </table:table-cell>
          <table:table-cell table:style-name="Default"/>
          <table:table-cell table:number-columns-repeated="6"/>
          <table:table-cell table:style-name="ce258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80]" office:value-type="currency" office:currency="ARS" office:value="12450.53" calcext:value-type="currency">
            <text:p>$12.450,53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7"/>
        </table:table-row>
      </table:table>
      <table:table table:name="Creditos" table:style-name="ta1">
        <office:forms form:automatic-focus="false" form:apply-design-mode="false"/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21:14:29.861554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1-13T21:17:14.014573358</dc:date>
    <meta:editing-duration>PT16H12M21S</meta:editing-duration>
    <meta:editing-cycles>311</meta:editing-cycles>
    <meta:generator>LibreOffice/5.1.4.2$Linux_X86_64 LibreOffice_project/10m0$Build-2</meta:generator>
    <meta:document-statistic meta:table-count="10" meta:cell-count="1538" meta:object-count="0"/>
  </office:meta>
</office:document-meta>
</file>